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viewAccepted(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roupsCache.suspect( Address suspected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Groups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Groups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Groups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handle( Message 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quest.getCach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Composi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getGroupKeys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.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Groups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GroupsCache.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.Request( ICacheElement cacheElement ,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roupsCache.JavaGroupsCache( ICompositeCacheManager cache , String cacheName , Channel channel , boolean getFromPe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GroupsCache.send( ICacheElement element , int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